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Heading_20_2">
      <style:paragraph-properties fo:margin-left="0cm" fo:margin-right="0cm" fo:margin-top="0.847cm" fo:margin-bottom="0.423cm" style:contextual-spacing="false" style:line-height-at-least="0.847cm" fo:orphans="2" fo:widows="2" fo:text-indent="0cm" style:auto-text-indent="false"/>
      <style:text-properties fo:font-variant="normal" fo:text-transform="none" style:font-name="quote-cjk-patch" fo:font-size="16.5pt" fo:letter-spacing="normal" fo:font-style="normal" fo:font-weight="bold"/>
    </style:style>
    <style:style style:name="P2" style:family="paragraph" style:parent-style-name="Heading_20_2">
      <style:text-properties fo:font-variant="normal" fo:text-transform="none" style:font-name="quote-cjk-patch" fo:font-size="16.5pt" fo:letter-spacing="normal" fo:font-style="normal" fo:font-weight="bold"/>
    </style:style>
    <style:style style:name="P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style:font-name="quote-cjk-patch" fo:font-size="10.5pt" fo:letter-spacing="normal" fo:font-style="normal" fo:font-weight="normal"/>
    </style:style>
    <style:style style:name="P4"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style:font-name="quote-cjk-patch" fo:font-size="10.5pt" fo:letter-spacing="normal" fo:font-style="normal" fo:font-weight="normal"/>
    </style:style>
    <style:style style:name="P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style:font-name="quote-cjk-patch" fo:font-size="10.5pt" fo:letter-spacing="normal" fo:font-style="normal" fo:font-weight="normal" officeooo:paragraph-rsid="00094d06"/>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style:font-name="quote-cjk-patch" fo:font-size="10.5pt" fo:letter-spacing="normal" fo:font-style="normal" fo:font-weight="normal" officeooo:rsid="00094d06" officeooo:paragraph-rsid="00094d06"/>
    </style:style>
    <style:style style:name="P7" style:family="paragraph" style:parent-style-name="Text_20_body">
      <style:paragraph-properties fo:margin-left="0cm" fo:margin-right="0cm" fo:text-indent="0cm" style:auto-text-indent="false"/>
    </style:style>
    <style:style style:name="T1" style:family="text">
      <style:text-properties fo:language="en" fo:country="US" officeooo:rsid="00094d06"/>
    </style:style>
    <style:style style:name="T2" style:family="text">
      <style:text-properties officeooo:rsid="00094d06"/>
    </style:style>
    <style:style style:name="T3" style:family="text">
      <style:text-properties fo:font-weight="bold" style:font-weight-asian="bold" style:font-weight-complex="bold"/>
    </style:style>
    <style:style style:name="T4" style:family="text">
      <style:text-properties style:font-weight-asian="normal" style:font-weight-complex="normal"/>
    </style:style>
    <style:style style:name="T5" style:family="text">
      <style:text-properties style:text-underline-style="solid" style:text-underline-width="auto" style:text-underline-color="font-color" style:font-weight-asian="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0.37cm" svg:y="0.37cm" svg:width="0.741cm" draw:z-index="0">
        <draw:text-box fo:min-height="0.741cm">
          <text:p text:style-name="P7"/>
        </draw:text-box>
      </draw:frame>
      <text:h text:style-name="P2" text:outline-level="2">Общая концепция</text:h>
      <text:p text:style-name="P3">Игра представляет собой <text:span text:style-name="T1">2.5D</text:span> платформер <text:span text:style-name="T2">(3д но с видом сбоку, все объекты перемещаются только по осям </text:span><text:span text:style-name="T1">xy</text:span><text:span text:style-name="T2">)</text:span> с головоломками, построенными вокруг механики порталов. Игрок управляет персонажем, который может создавать два связанных портала на плоских поверхностях, а также использует расширенные движения: рывок, двойной прыжок, скольжение по стенам <text:span text:style-name="T2">и т.д если успею</text:span>. Цель каждого уровня — достичь выхода. Геймплей сочетает точную платформенную навигацию с пространственными головоломками, где порталы изменяют геометрию уровня и взаимодействуют с движущимися объектами.</text:p>
      <text:h text:style-name="P1" text:outline-level="2">Система передвижения персонажа</text:h>
      <text:p text:style-name="P3">Помимо стандартного прыжка, персонаж обладает двойным прыжком: после отрыва от земли он может выполнить второй прыжок в воздухе, что позволяет достигать более высоких платформ или корректировать траекторию после использования портала. Двойной прыжок сбрасывается при касании любой твёрдой поверхности, включая стены и движущиеся платформы. <text:span text:style-name="T2">Не доступен сразу, открывается по мере прохождения игры</text:span></text:p>
      <text:p text:style-name="P5">Рывок представляет собой быстрое горизонтальное или вертикальное перемещение на короткую дистанцию с возможностью выполнения в воздухе. Рывок имеет небольшую задержку перезарядки (например, одну секунду) и может использоваться для уклонения от врагов, мгновенного изменения направления или для придания дополнительного импульса при прохождении через портал. При столкновении с врагом <text:span text:style-name="T2">или препятсвтием (снаряд и т.п)</text:span> во время рывка игрок не получает урона. <text:span text:style-name="T2">Не доступен сразу, открывается по мере прохождения игры</text:span></text:p>
      <text:p text:style-name="P5">Скольжение по стенам активируется, когда персонаж находится в воздухе рядом с вертикальной поверхностью и зажимает клавишу в сторону стены. В этом состоянии скорость падения значительно снижается, позволяя игроку контролируемо спускаться вдоль стены. Из скольжения можно оттолкнуться (прыжок от стены), что даёт горизонтальный импульс в противоположную сторону и сбрасывает двойной прыжок. <text:span text:style-name="T2">Не доступен сразу, открывается по мере прохождения игры</text:span></text:p>
      <text:p text:style-name="P6">Замедление времени позволяет в особо динамичных сегментах дать игроку время прицелится и поставить портал там где нужно. Не доступен сразу, открывается по мере прохождения игры</text:p>
      <text:h text:style-name="P1" text:outline-level="2"><text:soft-page-break/>Механика порталов</text:h>
      <text:p text:style-name="P3">Основное оружие персонажа — портальная пушка, которая стреляет двумя видами порталов: синим и оранжевым <text:span text:style-name="T2">(потом может поменяю цвета)</text:span>. При выстреле на плоской поверхности (пол, стена, потолок) создаётся соответствующий портал. Если оба портала активны, они соединяются: вход в один портал приводит к выходу из другого с сохранением направления и величины скорости. Это ключевое правило порталов.</text:p>
      <text:p text:style-name="P3">Порталы можно пересоздавать: новый синий портал заменяет предыдущий синий, то же самое для оранжевого. Если портал создаётся на поверхности, где уже есть портал того же цвета, старый исчезает. Порталы могут быть удалены только при создании новых или при переходе на следующий уровень.</text:p>
      <text:p text:style-name="P3"><text:span text:style-name="T5">Важнейшая особенность</text:span> — сохранение импульса. Если персонаж влетает в портал с большой скоростью (например, после падения или рывка), он вылетает из другого портала с той же скоростью и под тем же углом относительно нормали выходной поверхности. Это позволяет разгоняться, создавать «бесконечные падения» между двумя порталами, расположенными на полу и потолке, или запускать себя на огромные расстояния, разместив порталы на стенах. <text:span text:style-name="T2">Специально для удобства игры я задал импульс при выходе из портала чуть больше, чтобы игрок чувствовал елезаметное ускорение при выходе из портала. + это поможет в создании уровней</text:span></text:p>
      <text:p text:style-name="P3">На порталы накладываются ограничения. Не на все поверхности можно поместить портал. Также портал не может быть создан, если на поверхности уже есть какой-либо объект, перекрывающий область. В целях баланса портальная пушка имеет небольшое время перезарядки между выстрелами, чтобы избежать спама.</text:p>
      <text:h text:style-name="P1" text:outline-level="2">Движущиеся платформы и объекты</text:h>
      <text:p text:style-name="P3"><text:span text:style-name="T2">На уровнях могут быть</text:span> платформами — горизонтальными, вертикальными, по кругу или по сложным траекториям. Игрок может стоять на них, прыгать с них, а также размещать порталы на их поверхностях (если это разрешено типом платформы). При движении платформы портал, нарисованный на ней, перемещается вместе с ней. Это открывает интересные головоломки: например, можно выстрелить порталом на движущуюся платформу, затем зайти в другой портал и вылететь из движущегося портала, получив дополнительную скорость или неожиданное направление.</text:p>
      <text:p text:style-name="P3">Подвижные объекты включают ящики, сферы, тележки и другие предметы, которые игрок может толкать, переносить или активировать. Эти объекты также могут проходить через порталы, сохраняя свою скорость и направление. Например, тяжёлый ящик, падающий в портал на полу, вылетит из другого портала на стене и может разбить хрупкую преграду. Объекты могут быть <text:soft-page-break/>временно «заморожены» в портальном цикле, если порталы расположены друг напротив друга, создавая вечное движение.</text:p>
      <text:p text:style-name="P3">Взаимодействие объектов с порталами подчиняется тем же правилам, что и для персонажа: сохраняется импульс, углы отражения пересчитываются относительно нормали выходной поверхности. При этом некоторые объекты могут быть слишком большими, чтобы пройти через портал, — тогда они застревают или портал блокируется. Дизайн уровней учитывает размеры портала (стандартный круг диаметром чуть больше персонажа).</text:p>
      <text:h text:style-name="P1" text:outline-level="2">Дополнительные механики <text:span text:style-name="T2">(идеи которые возможно реализуются)</text:span></text:h>
      <text:p text:style-name="P3">Для разнообразия геймплея вводятся гравитационные зоны — области, где гравитация меняет направление (вверх, влево, вправо или по диагонали). Персонаж и объекты, попадая в такую зону, начинают падать в указанную сторону. Порталы при этом работают как обычно, но направление вылета пересчитывается с учётом новой гравитации. Это позволяет создавать неевклидовы головоломки.</text:p>
      <text:p text:style-name="P3">Временные порталы — особые модификаторы, которые появляются на некоторых уровнях. Синий портал создаётся как обычно, а оранжевый существует только несколько секунд, после чего исчезает. Игрок должен успеть использовать его, прежде чем он пропадёт. Это добавляет динамики и требует быстрых решений.</text:p>
      <text:p text:style-name="P3">Переключатели и кнопки — элементы окружения, которые активируют движущиеся платформы, открывают двери, меняют направление гравитации или создают временные мосты. Некоторые переключатели могут быть нажаты только после того, как через портал пролетит определённый объект или сам игрок с нужной скоростью.</text:p>
      <text:p text:style-name="P3">Враги и ловушки дополняют испытания. Враги могут быть простыми (патрулируют платформу) или портальными — способны сами создавать порталы или проходить через существующие. Некоторые враги уязвимы только после того, как их атака пройдёт через портал и изменит направление. Ловушки (шипы, лазеры, пилы) обычно не взаимодействуют с порталами напрямую, но игрок может использовать порталы, чтобы перенаправить лазерный луч или обойти шипы.</text:p>
      <text:p text:style-name="P3">Система чекпоинтов позволяет возрождаться при падении в пропасть или гибели. При возрождении все порталы на уровне сбрасываются, чтобы избежать нечестных ситуаций.</text:p>
      <text:h text:style-name="P1" text:outline-level="2"><text:soft-page-break/>Прогрессия и обучение</text:h>
      <text:p text:style-name="P3">Уровни построены по принципу постепенного усложнения. Первые уровни знакомят с базовым движением и одиночным порталом. Затем добавляются двойной прыжок и рывок, после чего следуют головоломки с сохранением импульса. Движущиеся платформы и объекты вводятся в середине игры, а гравитационные зоны и временные порталы — ближе к финалу. Каждая новая механика сначала подаётся в безопасной среде с подсказками, а затем комбинируется с ранее изученными.</text:p>
      <text:p text:style-name="P4"/>
      <text:p text:style-name="P7"><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6:53:44.129000000</meta:creation-date>
    <dc:date>2026-04-08T17:09:26.895000000</dc:date>
    <meta:editing-duration>PT6S</meta:editing-duration>
    <meta:editing-cycles>1</meta:editing-cycles>
    <meta:document-statistic meta:table-count="0" meta:image-count="0" meta:object-count="0" meta:page-count="4" meta:paragraph-count="25" meta:word-count="966" meta:character-count="7266" meta:non-whitespace-character-count="6313"/>
    <meta:generator>LibreOffice/24.2.5.2$Windows_X86_64 LibreOffice_project/bffef4ea93e59bebbeaf7f431bb02b1a39ee8a59</meta:generator>
  </office:meta>
</office:document-meta>
</file>